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Philosopher1" svg:font-family="Philosopher" style:font-adornments="Gras" style:font-pitch="variable"/>
    <style:font-face style:name="Philosopher2" svg:font-family="Philosopher" style:font-adornments="Italique gras" style:font-pitch="variable"/>
    <style:font-face style:name="Philosopher" svg:font-family="Philosopher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rststyle-table-1" style:family="table">
      <style:table-properties style:width="15.24cm" style:rel-width="100%" fo:margin-top="0cm" fo:margin-bottom="0.254cm" table:align="left"/>
    </style:style>
    <style:style style:name="rststyle-rststyle-table-1.A" style:family="table-column">
      <style:table-column-properties style:column-width="3.81cm" style:rel-column-width="2160*"/>
    </style:style>
    <style:style style:name="rststyle-rststyle-table-1.A1" style:family="table-cell">
      <style:table-cell-properties fo:padding="0.049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rststyle-title" style:master-page-name="rststyle-pagedefault">
      <style:paragraph-properties style:page-number="auto"/>
    </style:style>
    <style:style style:name="P4" style:family="paragraph" style:parent-style-name="rststyle-deflist-term-1" style:list-style-name="rststyle-bulletlist"/>
    <style:style style:name="P5" style:family="paragraph" style:parent-style-name="rststyle-enumitem" style:list-style-name="rststyle-enumlist-arabic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 level 0</text:p>
      <text:p text:style-name="rststyle-subtitle">subtitle level 1</text:p>
      <text:section text:style-name="Sect1" text:name="Section1">
        <text:h text:style-name="rststyle-heading1" text:outline-level="1">Title level 2</text:h>
        <text:section text:style-name="Sect1" text:name="Section2">
          <text:h text:style-name="rststyle-heading2" text:outline-level="2">subtitle level 2</text:h>
          <text:section text:style-name="Sect1" text:name="Section3">
            <text:h text:style-name="rststyle-heading3" text:outline-level="3">title level 3</text:h>
            <text:section text:style-name="Sect1" text:name="Section4">
              <text:h text:style-name="rststyle-heading4" text:outline-level="4">title level 4</text:h>
              <text:section text:style-name="Sect1" text:name="Section5">
                <text:h text:style-name="rststyle-heading5" text:outline-level="5">title level 5</text:h>
                <text:section text:style-name="Sect1" text:name="Section6">
                  <text:h text:style-name="rststyle-heading6" text:outline-level="6">title level 6</text:h>
                  <text:h text:style-name="rststyle-rubric" text:outline-level="1">more tests</text:h>
                  <text:p text:style-name="rststyle-textbody">and now…</text:p>
                  <text:p text:style-name="rststyle-deflist-term-1">An indented message</text:p>
                  <text:p text:style-name="rststyle-deflist-def-1">With sub things</text:p>
                  <text:p text:style-name="rststyle-blockquote">An indented message can contain <text:span text:style-name="rststyle-emphasis">Anything</text:span> With sub things</text:p>
                  <text:p text:style-name="rststyle-codeblock-indented"><text:span text:style-name="rststyle-codeblock-name">Even</text:span> <text:span text:style-name="rststyle-codeblock-name">code</text:span> ?</text:p>
                  <text:p text:style-name="rststyle-deflist-term-2">An indented message</text:p>
                  <text:p text:style-name="rststyle-deflist-def-2">With sub things</text:p>
                  <text:p text:style-name="rststyle-codeblock"><text:span text:style-name="rststyle-codeblock-operator">&gt;&gt;&gt;</text:span> <text:s text:c="2"/><text:span text:style-name="rststyle-codeblock-name">A</text:span> <text:span text:style-name="rststyle-codeblock-name">console</text:span> <text:span text:style-name="rststyle-codeblock-name">thing</text:span><text:line-break/><text:span text:style-name="rststyle-codeblock-operator">&gt;&gt;&gt;</text:span> <text:s text:c="7"/><text:span text:style-name="rststyle-codeblock-name">With</text:span> <text:span text:style-name="rststyle-codeblock-name">sub</text:span> <text:span text:style-name="rststyle-codeblock-name">things</text:span></text:p>
                  <text:p text:style-name="rststyle-lineblock1">An indented message</text:p>
                  <text:p text:style-name="rststyle-lineblock2">With sub things</text:p>
                  <text:p text:style-name="rststyle-deflist-term-1">term 1</text:p>
                  <text:p text:style-name="rststyle-deflist-def-1">def 1</text:p>
                  <text:p text:style-name="rststyle-deflist-term-1">term 2</text:p>
                  <text:p text:style-name="rststyle-deflist-def-1">def 2</text:p>
                  <text:p text:style-name="rststyle-deflist-term-1">term 1</text:p>
                  <text:p text:style-name="rststyle-deflist-def-1">def 1</text:p>
                  <text:p text:style-name="rststyle-deflist-term-1"><text:soft-page-break/>term 2</text:p>
                  <text:p text:style-name="rststyle-deflist-def-1">def 2</text:p>
                  <text:p text:style-name="rststyle-textbody"><text:span text:style-name="rststyle-strong">variable1</text:span></text:p>
                  <text:p text:style-name="rststyle-blockindent">descr1</text:p>
                  <text:p text:style-name="rststyle-textbody"><text:span text:style-name="rststyle-strong">variable2</text:span></text:p>
                  <text:p text:style-name="rststyle-blockindent">descr2</text:p>
                  <text:p text:style-name="rststyle-textbody"><text:span text:style-name="rststyle-strong">variable1</text:span></text:p>
                  <text:p text:style-name="rststyle-blockindent">descr1</text:p>
                  <text:p text:style-name="rststyle-textbody"><text:span text:style-name="rststyle-strong">variable2</text:span></text:p>
                  <text:p text:style-name="rststyle-blockindent">descr2</text:p>
                  <text:p text:style-name="rststyle-textbody">and a body as well :)</text:p>
                  <text:list xml:id="list7781068318972371045" text:style-name="rststyle-bulletlist">
                    <text:list-item>
                      <text:p text:style-name="rststyle-bulletitem">one</text:p>
                    </text:list-item>
                    <text:list-item>
                      <text:p text:style-name="rststyle-bulletitem">two</text:p>
                    </text:list-item>
                    <text:list-item>
                      <text:p text:style-name="rststyle-bulletitem">two</text:p>
                    </text:list-item>
                  </text:list>
                  <text:list xml:id="list5394245487434791540" text:style-name="rststyle-enumlist-arabic">
                    <text:list-item>
                      <text:p text:style-name="P5">one</text:p>
                    </text:list-item>
                    <text:list-item>
                      <text:p text:style-name="P5">two</text:p>
                    </text:list-item>
                    <text:list-item>
                      <text:p text:style-name="P5">two</text:p>
                    </text:list-item>
                  </text:list>
                  <text:list xml:id="list203632316588141" text:style-name="rststyle-bulletlist">
                    <text:list-item>
                      <text:p text:style-name="P4">one</text:p>
                      <text:list>
                        <text:list-item>
                          <text:list>
                            <text:list-item>
                              <text:p text:style-name="rststyle-bulletitem">one</text:p>
                            </text:list-item>
                            <text:list-item>
                              <text:p text:style-name="rststyle-bulletitem">one</text:p>
                            </text:list-item>
                            <text:list-item>
                              <text:p text:style-name="rststyle-bulletitem">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rststyle-bulletitem">two</text:p>
                    </text:list-item>
                    <text:list-item>
                      <text:p text:style-name="rststyle-bulletitem">two</text:p>
                    </text:list-item>
                  </text:list>
                  <text:p text:style-name="rststyle-admon-attention-hdr">Attention!</text:p>
                  <text:p text:style-name="rststyle-admon-attention-body">attention</text:p>
                  <text:p text:style-name="rststyle-admon-attention-body">lorem ipsum …</text:p>
                  <text:p text:style-name="rststyle-admon-warning-hdr">Warning!</text:p>
                  <text:p text:style-name="rststyle-admon-warning-body">warning</text:p>
                  <text:p text:style-name="rststyle-admon-warning-body">lorem ipsum …</text:p>
                  <text:p text:style-name="rststyle-admon-hint-hdr">Hint!</text:p>
                  <text:p text:style-name="rststyle-admon-hint-body">hint</text:p>
                  <text:p text:style-name="rststyle-admon-hint-body">lorem ipsum …</text:p>
                  <text:p text:style-name="rststyle-admon-error-hdr">Error!</text:p>
                  <text:p text:style-name="rststyle-admon-error-body">error</text:p>
                  <text:p text:style-name="rststyle-admon-error-body">lorem ipsum …</text:p>
                  <text:p text:style-name="rststyle-admon-danger-hdr">Danger!</text:p>
                  <text:p text:style-name="rststyle-admon-danger-body">danger</text:p>
                  <text:p text:style-name="rststyle-admon-danger-body">lorem ipsum …</text:p>
                  <text:p text:style-name="rststyle-admon-important-hdr"><text:soft-page-break/>Important!</text:p>
                  <text:p text:style-name="rststyle-admon-important-body">important</text:p>
                  <text:p text:style-name="rststyle-admon-important-body">lorem ipsum …</text:p>
                  <text:p text:style-name="rststyle-admon-tip-hdr">Tip!</text:p>
                  <text:p text:style-name="rststyle-admon-tip-body">tip</text:p>
                  <text:p text:style-name="rststyle-admon-tip-body">lorem ipsum …</text:p>
                  <text:p text:style-name="rststyle-admon-generic-hdr">admonition</text:p>
                  <text:p text:style-name="rststyle-admon-generic-body">lorem ipsum …</text:p>
                  <text:p text:style-name="rststyle-admon-note-hdr">Note!</text:p>
                  <text:p text:style-name="rststyle-admon-note-body">note</text:p>
                  <text:p text:style-name="rststyle-admon-note-body">lorem ipsum … lorem ipsum … lorem ipsum … lorem ipsum … lorem ipsum …</text:p>
                  <text:p text:style-name="rststyle-horizontalline"/>
                  <table:table table:name="rststyle-rststyle-table-1" table:style-name="rststyle-rststyle-table-1">
                    <table:table-column table:style-name="rststyle-rststyle-table-1.A" table:number-columns-repeated="4"/>
                    <table:table-header-rows>
                      <table:table-row>
                        <table:table-cell table:style-name="rststyle-rststyle-table-1.A1" office:value-type="string">
                          <text:p text:style-name="Table_20_Heading">title1</text:p>
                        </table:table-cell>
                        <table:table-cell table:style-name="rststyle-rststyle-table-1.A1" office:value-type="string">
                          <text:p text:style-name="Table_20_Heading">title2</text:p>
                        </table:table-cell>
                        <table:table-cell table:style-name="rststyle-rststyle-table-1.A1" office:value-type="string">
                          <text:p text:style-name="Table_20_Heading">description</text:p>
                        </table:table-cell>
                        <table:table-cell table:style-name="rststyle-rststyle-table-1.A1" office:value-type="string">
                          <text:p text:style-name="Table_20_Heading">something a bit long</text:p>
                        </table:table-cell>
                      </table:table-row>
                    </table:table-header-rows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</table:table>
                  <text:p text:style-name="rststyle-horizontalline"/>
                  <text:p text:style-name="rststyle-codeblock"><text:span text:style-name="rststyle-codeblock-keyword">def</text:span> <text:span text:style-name="rststyle-codeblock-functionname">foo</text:span>(<text:span text:style-name="rststyle-codeblock-name">arg</text:span>):<text:line-break/> <text:s text:c="3"/><text:span text:style-name="rststyle-codeblock-keyword">print</text:span>(<text:span text:style-name="rststyle-codeblock-name">arg</text:span> <text:span text:style-name="rststyle-codeblock-operator">+</text:span> <text:span text:style-name="rststyle-codeblock-string">'hehe'</text:span>)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Philosopher1" svg:font-family="Philosopher" style:font-adornments="Gras" style:font-pitch="variable"/>
    <style:font-face style:name="Philosopher2" svg:font-family="Philosopher" style:font-adornments="Italique gras" style:font-pitch="variable"/>
    <style:font-face style:name="Philosopher" svg:font-family="Philosopher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" fo:font-family="Philosopher" style:font-style-name="Normal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cfe7f5" style:shadow="none" text:number-lines="false" text:line-number="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  <style:text-properties style:font-name="Philosopher1" fo:font-family="Philosopher" style:font-style-name="Gras" style:font-pitch="variable"/>
    </style:style>
    <style:style style:name="rststyle-heading2" style:family="paragraph" style:parent-style-name="Heading_20_2" style:next-style-name="Text_20_body" style:default-outline-level="2" style:list-style-name="" style:master-page-name="">
      <style:paragraph-properties fo:margin-left="-1cm" fo:margin-right="0cm" fo:text-indent="0cm" style:auto-text-indent="false" style:page-number="auto"/>
      <style:text-properties fo:color="#4c4c4c" style:font-name="Philosopher2" fo:font-family="Philosopher" style:font-style-name="Italique gras" style:font-pitch="variable" style:font-weight-asian="normal" style:font-weight-complex="normal"/>
    </style:style>
    <style:style style:name="rststyle-heading3" style:family="paragraph" style:parent-style-name="Heading_20_3" style:next-style-name="Text_20_body" style:default-outline-level="3" style:list-style-name="">
      <style:paragraph-properties fo:margin-left="-0.499cm" fo:margin-right="0cm" fo:text-indent="0cm" style:auto-text-indent="false"/>
      <style:text-properties fo:color="#4c4c4c" style:font-name="Philosopher1" fo:font-family="Philosopher" style:font-style-name="Gras" style:font-pitch="variable"/>
    </style:style>
    <style:style style:name="rststyle-heading4" style:family="paragraph" style:parent-style-name="Heading_20_4" style:next-style-name="Text_20_body" style:default-outline-level="4" style:list-style-name="">
      <style:text-properties fo:color="#4c4c4c" style:font-name="Philosopher2" fo:font-family="Philosopher" style:font-style-name="Italique gras" style:font-pitch="variable" style:font-weight-asian="normal" style:font-weight-complex="normal"/>
    </style:style>
    <style:style style:name="rststyle-heading5" style:family="paragraph" style:parent-style-name="Heading_20_5" style:next-style-name="Text_20_body" style:default-outline-level="5" style:list-style-name="">
      <style:paragraph-properties fo:margin-left="0.499cm" fo:margin-right="0cm" fo:text-indent="0cm" style:auto-text-indent="false"/>
      <style:text-properties fo:color="#4c4c4c" style:font-name="Philosopher1" fo:font-family="Philosopher" style:font-style-name="Gras" style:font-pitch="variable"/>
    </style:style>
    <style:style style:name="rststyle-blockquote" style:family="paragraph" style:parent-style-name="Text_20_body" style:class="text" style:master-page-name="">
      <style:paragraph-properties fo:margin-left="1.02cm" fo:margin-right="0cm" fo:text-align="end" style:justify-single-word="false" fo:text-indent="0cm" style:auto-text-indent="false" style:page-number="auto" fo:background-color="transparent" style:shadow="none" style:snap-to-layout-grid="false">
        <style:tab-stops/>
        <style:background-image/>
      </style:paragraph-properties>
      <style:text-properties style:font-name="Philosopher" fo:font-family="Philosopher" style:font-style-name="Normal" style:font-pitch="variable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fo:color="#000000" style:font-name="Philosopher" fo:font-family="Philosopher" style:font-style-name="Normal" style:font-pitch="variable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 style:master-page-name="">
      <style:paragraph-properties fo:margin-left="0.199cm" fo:margin-right="0.199cm" fo:margin-top="0.55cm" fo:margin-bottom="0.15cm" loext:contextual-spacing="false" fo:text-indent="0cm" style:auto-text-indent="false" style:page-number="auto" fo:background-color="#ccffff" fo:padding="0.199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 fo:background-color="transparent">
        <style:background-image/>
      </style:paragraph-properties>
      <style:text-properties fo:color="#ff6633"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 fo:background-color="transparent">
        <style:background-image/>
      </style:paragraph-properties>
      <style:text-properties fo:color="#ffcc99"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 fo:background-color="transparent" fo:padding="0.049cm" fo:border-left="none" fo:border-right="none" fo:border-top="0.06pt solid #000000" fo:border-bottom="0.06pt solid #000000" style:shadow="none">
        <style:background-image/>
      </style:paragraph-properties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color="#ff0000"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color="#ff6633"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color="#00dcff"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color="#cccc00"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color="#0099ff"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color="#23ff23"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color="#808019"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rubric" style:family="paragraph" style:parent-style-name="Heading_20_3" style:default-outline-level="1" style:list-style-name="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Philosopher1" fo:font-family="Philosopher" style:font-style-name="Gras" style:font-pitch="variable" fo:font-size="12pt"/>
    </style:style>
    <style:style style:name="rststyle-heading6" style:family="paragraph" style:parent-style-name="Heading_20_6" style:next-style-name="Text_20_body" style:default-outline-level="6" style:list-style-name="" style:master-page-name="">
      <style:paragraph-properties fo:margin-left="0.499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Philosopher1" fo:font-family="Philosopher" style:font-style-name="Gras" style:font-pitch="variable"/>
    </style:style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Philosopher1" fo:font-family="Philosopher" style:font-style-name="Gras" style:font-pitch="variable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color="#4c4c4c" fo:font-weight="bold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color="#4c4c4c"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>0</text:page-number></text:p>
      </style:footer>
    </style:master-page>
    <style:master-page style:name="rststyle-page-top" style:page-layout-name="Mpm3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m0$Build-2</meta:generator>
    <meta:initial-creator>fab</meta:initial-creator>
    <meta:creation-date>2015-02-09T20:36:18</meta:creation-date>
    <dc:date>2015-02-09T21:48:49.500779590</dc:date>
    <dc:language>en-US</dc:language>
    <meta:editing-cycles>2</meta:editing-cycles>
    <meta:editing-duration>PT11M47S</meta:editing-duration>
    <dc:title>subtitle level 1</dc:title>
    <meta:document-statistic meta:table-count="1" meta:image-count="0" meta:object-count="0" meta:page-count="3" meta:paragraph-count="97" meta:word-count="208" meta:character-count="962" meta:non-whitespace-character-count="850"/>
  </office:meta>
</office:document-meta>
</file>